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monospace" svg:font-family="monospace"/>
    <style:font-face style:name="Calibri" svg:font-family="Calibri" style:font-family-generic="swiss"/>
    <style:font-face style:name="FreeSans1" svg:font-family="FreeSans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libri" fo:font-size="14pt" fo:letter-spacing="normal" fo:font-style="normal" fo:font-weight="bold" officeooo:rsid="00129f78" officeooo:paragraph-rsid="00129f78" fo:background-color="#ffff00" style:font-size-asian="14pt" style:font-weight-asian="bold" style:font-size-complex="14pt" style:font-weight-complex="bold"/>
    </style:style>
    <style:style style:name="P2" style:family="paragraph" style:parent-style-name="Preformatted_20_Text">
      <style:paragraph-properties fo:margin-top="0.1665in" fo:margin-bottom="0.1665in" loext:contextual-spacing="false" style:line-height-at-least="0.2083in" fo:orphans="2" fo:widows="2" fo:padding="0in" fo:border="none"/>
      <style:text-properties fo:font-variant="normal" fo:text-transform="none" fo:color="#3b78e7" style:font-name="Roboto Mono" fo:font-size="10.5pt" fo:letter-spacing="normal" fo:font-style="normal" fo:font-weight="normal"/>
    </style:style>
    <style:style style:name="P3" style:family="paragraph" style:parent-style-name="Preformatted_20_Text">
      <style:paragraph-properties fo:margin-top="0.1665in" fo:margin-bottom="0.1665in" loext:contextual-spacing="false" style:line-height-at-least="0.2083in" fo:orphans="2" fo:widows="2" fo:padding="0in" fo:border="none"/>
      <style:text-properties fo:font-variant="normal" fo:text-transform="none" fo:color="#37474f" fo:letter-spacing="normal"/>
    </style:style>
    <style:style style:name="P4" style:family="paragraph" style:parent-style-name="Preformatted_20_Text">
      <style:paragraph-properties fo:margin-top="0.1665in" fo:margin-bottom="0.1665in" loext:contextual-spacing="false" style:line-height-at-least="0.2083in" fo:orphans="2" fo:widows="2" fo:padding="0in" fo:border="none"/>
      <style:text-properties fo:font-variant="normal" fo:text-transform="none" fo:color="#d81b60" fo:letter-spacing="normal"/>
    </style:style>
    <style:style style:name="P5" style:family="paragraph" style:parent-style-name="Preformatted_20_Text">
      <style:paragraph-properties fo:margin-top="0.1665in" fo:margin-bottom="0.1665in" loext:contextual-spacing="false" style:line-height-at-least="0.2083in" fo:orphans="2" fo:widows="2" fo:padding="0in" fo:border="none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libri" fo:font-size="14pt" fo:letter-spacing="normal" fo:font-style="normal" fo:font-weight="bold" officeooo:rsid="00129f78" officeooo:paragraph-rsid="00129f78" fo:background-color="#ffff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Calibri" fo:font-size="14pt" fo:letter-spacing="normal" fo:font-style="normal" fo:font-weight="bold" officeooo:rsid="00158e67" officeooo:paragraph-rsid="00158e67" fo:background-color="#ffff0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ospace1" fo:font-size="14pt" fo:letter-spacing="normal" fo:font-style="normal" fo:font-weight="normal" officeooo:rsid="00158e67" officeooo:paragraph-rsid="00158e67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style:font-name="monospace1" fo:font-size="11pt" fo:letter-spacing="normal" fo:font-style="normal" fo:font-weight="normal" officeooo:rsid="00158e67" officeooo:paragraph-rsid="00158e67" fo:background-color="transparent" style:font-size-asian="11pt" style:font-weight-asian="normal" style:font-size-complex="11pt" style:font-weight-complex="normal"/>
    </style:style>
    <style:style style:name="P10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style:font-name="monospace" fo:font-size="11pt" fo:letter-spacing="normal" fo:font-style="normal" fo:font-weight="normal" officeooo:rsid="00158e67" officeooo:paragraph-rsid="00158e67" style:font-size-asian="11pt" style:font-size-complex="11pt"/>
    </style:style>
    <style:style style:name="T1" style:family="text">
      <style:text-properties style:font-name="Roboto Mono" fo:font-size="10.5pt" fo:font-style="normal" fo:font-weight="normal"/>
    </style:style>
    <style:style style:name="T2" style:family="text">
      <style:text-properties fo:color="#3b78e7" style:font-name="Roboto Mono" fo:font-size="10.5pt" fo:font-style="normal" fo:font-weight="normal"/>
    </style:style>
    <style:style style:name="T3" style:family="text">
      <style:text-properties fo:color="#9c27b0" style:font-name="Roboto Mono" fo:font-size="10.5pt" fo:font-style="normal" fo:font-weight="normal"/>
    </style:style>
    <style:style style:name="T4" style:family="text">
      <style:text-properties fo:color="#0d904f" style:font-name="Roboto Mono" fo:font-size="10.5pt" fo:font-style="normal" fo:font-weight="normal"/>
    </style:style>
    <style:style style:name="T5" style:family="text">
      <style:text-properties fo:color="#d81b60" style:font-name="Roboto Mono" fo:font-size="10.5pt" fo:font-style="normal" fo:font-weight="normal"/>
    </style:style>
    <style:style style:name="T6" style:family="text">
      <style:text-properties fo:color="#c53929" style:font-name="Roboto Mono" fo:font-size="10.5pt" fo:font-style="normal" fo:font-weight="normal"/>
    </style:style>
    <style:style style:name="T7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8" style:family="text">
      <style:text-properties fo:font-variant="normal" fo:text-transform="none" fo:color="#37474f" fo:letter-spacing="normal"/>
    </style:style>
    <style:style style:name="T9" style:family="text">
      <style:text-properties fo:font-variant="normal" fo:text-transform="none" fo:color="#3b78e7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fo:color="#9c27b0" style:font-name="Roboto Mono" fo:font-size="10.5pt" fo:letter-spacing="normal" fo:font-style="normal" fo:font-weight="normal"/>
    </style:style>
    <style:style style:name="T11" style:family="text">
      <style:text-properties fo:font-variant="normal" fo:text-transform="none" fo:color="#0d904f" style:font-name="Roboto Mono" fo:font-size="10.5pt" fo:letter-spacing="normal" fo:font-style="normal" fo:font-weight="normal"/>
    </style:style>
    <style:style style:name="T12" style:family="text">
      <style:text-properties fo:font-variant="normal" fo:text-transform="none" fo:color="#ec407a" style:font-name="Roboto Mono" fo:font-size="10.5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for Google Maps’ Auto Complete Search Box:</text:p>
      <text:p text:style-name="P7"/>
      <text:p text:style-name="P7">HTML Code:</text:p>
      <text:p text:style-name="P8"/>
      <text:p text:style-name="P9">&lt;html&gt;</text:p>
      <text:p text:style-name="P9">&lt;!DOCTYPE html&gt;</text:p>
      <text:p text:style-name="P9">&lt;html lang="en"&gt;</text:p>
      <text:p text:style-name="P9">&lt;head&gt;</text:p>
      <text:p text:style-name="P9"><text:s text:c="2"/>&lt;meta charset="UTF-8"&gt;</text:p>
      <text:p text:style-name="P9"/>
      <text:p text:style-name="P9"/>
      <text:p text:style-name="P9"><text:s text:c="2"/>&lt;!-- set viewport to device width to make site responsive --&gt;</text:p>
      <text:p text:style-name="P9"><text:s text:c="2"/>&lt;meta name="viewport" content="width=device-width, initial-scale=1"&gt;</text:p>
      <text:p text:style-name="P9"/>
      <text:p text:style-name="P9"><text:s text:c="2"/>&lt;!-- bootstrap css --&gt;</text:p>
      <text:p text:style-name="P9"><text:s text:c="2"/>&lt;link type="text/css" rel="stylesheet" href="https://maxcdn.bootstrapcdn.com/bootstrap/4.0.0/css/bootstrap.min.css"&gt;</text:p>
      <text:p text:style-name="P9">&lt;link type="text/css" rel="stylesheet" href="https://maxcdn.bootstrapcdn.com/font-awesome/4.7.0/css/font-awesome.min.css"&gt;</text:p>
      <text:p text:style-name="P9"/>
      <text:p text:style-name="P9"><text:s text:c="4"/>&lt;!-- custom styles --&gt;</text:p>
      <text:p text:style-name="P9"><text:s text:c="4"/>&lt;link rel="stylesheet" type="text/css" href="/styles/search.css"&gt;</text:p>
      <text:p text:style-name="P9"><text:s text:c="4"/>&lt;script src="https://maps.googleapis.com/maps/api/js?key=AIzaSyBVLS8tZmEUWNSzbNrQbjx3TcM2PnTSXus&amp;libraries=places"</text:p>
      <text:p text:style-name="P9"><text:s text:c="13"/>async defer&gt;&lt;/script&gt;</text:p>
      <text:p text:style-name="P9"><text:s text:c="4"/>&lt;!-- jquery --&gt;</text:p>
      <text:p text:style-name="P9">&lt;script type="text/javascript" src="/scripts/jquery.js"&gt;&lt;/script&gt;</text:p>
      <text:p text:style-name="P9"><text:s text:c="4"/>&lt;!-- bootstrap js --&gt;</text:p>
      <text:p text:style-name="P9"><text:s text:c="4"/>&lt;script type="text/javascript" src="https://maxcdn.bootstrapcdn.com/bootstrap/4.0.0/js/bootstrap.min.js"&gt;&lt;/script&gt;</text:p>
      <text:p text:style-name="P9"/>
      <text:p text:style-name="P9"><text:s text:c="2"/>&lt;!-- custom script --&gt;</text:p>
      <text:p text:style-name="P9"><text:s text:c="2"/>&lt;script type="text/javascript" src="/scripts/search.js"&gt;&lt;/script&gt;</text:p>
      <text:p text:style-name="P9"/>
      <text:p text:style-name="P9"><text:s text:c="2"/>&lt;title&gt;Home&lt;/title&gt;</text:p>
      <text:p text:style-name="P9">&lt;/head&gt;</text:p>
      <text:p text:style-name="P9">&lt;body&gt;</text:p>
      <text:p text:style-name="P9"><text:s text:c="2"/>&lt;div class='col-12' id='map'&gt;&lt;/div&gt;</text:p>
      <text:p text:style-name="P9">&lt;div class='container'&gt;</text:p>
      <text:p text:style-name="P9"/>
      <text:p text:style-name="P9"><text:s text:c="2"/>&lt;div class='row' id='search'&gt;</text:p>
      <text:p text:style-name="P9"><text:s text:c="4"/>&lt;input id="pac-input" class="controls" type="text" placeholder="Search Box"&gt;</text:p>
      <text:p text:style-name="P9"/>
      <text:p text:style-name="P9"><text:s text:c="2"/>&lt;/div&gt;</text:p>
      <text:p text:style-name="P9">&lt;/div&gt;</text:p>
      <text:p text:style-name="P9">&lt;footer class='footer'&gt;</text:p>
      <text:p text:style-name="P9"><text:s text:c="2"/>&lt;div class='container'&gt;</text:p>
      <text:p text:style-name="P9"><text:soft-page-break/><text:s text:c="4"/>&lt;div class='row'&gt;</text:p>
      <text:p text:style-name="P9"><text:s text:c="6"/>&lt;div class='nav-link col-3'&gt;</text:p>
      <text:p text:style-name="P9"><text:s text:c="6"/>&lt;a href='/home'&gt;&lt;i class="fa fa-home"&gt;&lt;/i&gt;&lt;/a&gt;</text:p>
      <text:p text:style-name="P9"><text:s text:c="6"/>&lt;/div&gt;</text:p>
      <text:p text:style-name="P9"><text:s text:c="6"/>&lt;div class='nav-link col-3 active'&gt;</text:p>
      <text:p text:style-name="P9"><text:s text:c="8"/>&lt;a href='/search'&gt;&lt;i class="fa fa-search"&gt;&lt;/i&gt;&lt;/a&gt;</text:p>
      <text:p text:style-name="P9"><text:s text:c="6"/>&lt;/div&gt;</text:p>
      <text:p text:style-name="P9"><text:s text:c="6"/>&lt;div class='nav-link col-3'&gt;</text:p>
      <text:p text:style-name="P9"><text:s text:c="6"/>&lt;a href='/trip'&gt; <text:s/>&lt;i class="fa fa-plus-circle"&gt;&lt;/i&gt;&lt;/a&gt;</text:p>
      <text:p text:style-name="P9"><text:s text:c="6"/>&lt;/div&gt;</text:p>
      <text:p text:style-name="P9"><text:s text:c="4"/>&lt;div class='nav-link col-3'&gt;</text:p>
      <text:p text:style-name="P9"><text:s text:c="4"/>&lt;a href='/user'&gt; <text:s/>&lt;i class="fa fa-user"&gt;&lt;/i&gt;&lt;/a&gt;</text:p>
      <text:p text:style-name="P9"><text:s text:c="4"/>&lt;/div&gt;</text:p>
      <text:p text:style-name="P9"><text:s text:c="2"/>&lt;/div&gt;</text:p>
      <text:p text:style-name="P9">&lt;/div&gt;</text:p>
      <text:p text:style-name="P9">&lt;/footer&gt;</text:p>
      <text:p text:style-name="P9">&lt;/body&gt;</text:p>
      <text:p text:style-name="P9">&lt;/html&gt;</text:p>
      <text:p text:style-name="P7"/>
      <text:p text:style-name="P7"/>
      <text:p text:style-name="P7">JavaScript Code:</text:p>
      <text:p text:style-name="P7"/>
      <text:p text:style-name="P10">var map;</text:p>
      <text:p text:style-name="P10">var map_id;</text:p>
      <text:p text:style-name="P10">var open=false;</text:p>
      <text:p text:style-name="P10">var infowindow;</text:p>
      <text:p text:style-name="P10">function initAutocomplete() {</text:p>
      <text:p text:style-name="P10"><text:s text:c="2"/>var x = document.cookie.split(';');</text:p>
      <text:p text:style-name="P10"><text:s text:c="2"/>console.log(x);</text:p>
      <text:p text:style-name="P10"><text:s text:c="4"/>var lat = x[0].split('=');</text:p>
      <text:p text:style-name="P10"><text:s text:c="4"/>var lng = x[1].split('=');</text:p>
      <text:p text:style-name="P10"/>
      <text:p text:style-name="P10"><text:s text:c="4"/>map = new google.maps.Map(map_id, {</text:p>
      <text:p text:style-name="P10"><text:s text:c="8"/>center: { lat: parseFloat(lat[1]), lng: parseFloat(lng[1]) },</text:p>
      <text:p text:style-name="P10"><text:s text:c="8"/>zoom: 15</text:p>
      <text:p text:style-name="P10"><text:s text:c="6"/>});</text:p>
      <text:p text:style-name="P10"><text:s text:c="6"/>var center = new google.maps.Marker({</text:p>
      <text:p text:style-name="P10"><text:s text:c="8"/>position: { lat: parseFloat(lat[1]), lng: parseFloat(lng[1]) },</text:p>
      <text:p text:style-name="P10"><text:s text:c="8"/>map: map,</text:p>
      <text:p text:style-name="P10"><text:s text:c="8"/>title: 'Your actual position'</text:p>
      <text:p text:style-name="P10"><text:s text:c="6"/>});</text:p>
      <text:p text:style-name="P10"><text:s text:c="2"/>var input = document.getElementById('pac-input');</text:p>
      <text:p text:style-name="P10"><text:s text:c="2"/>var searchBox = new google.maps.places.SearchBox(input);</text:p>
      <text:p text:style-name="P10"/>
      <text:p text:style-name="P10"><text:s text:c="2"/>// Bias the SearchBox results towards current map's viewport.</text:p>
      <text:p text:style-name="P10"><text:s text:c="2"/>map.addListener('bounds_changed', function() {</text:p>
      <text:p text:style-name="P10"><text:s text:c="4"/>searchBox.setBounds(map.getBounds());</text:p>
      <text:p text:style-name="P10"><text:s text:c="2"/>});</text:p>
      <text:p text:style-name="P10"/>
      <text:p text:style-name="P10"><text:s text:c="2"/>var markers = [];</text:p>
      <text:p text:style-name="P10"><text:soft-page-break/><text:s text:c="2"/>// Listen for the event fired when the user selects a prediction and retrieve</text:p>
      <text:p text:style-name="P10"><text:s text:c="2"/>// more details for that place.</text:p>
      <text:p text:style-name="P10"><text:s text:c="2"/>searchBox.addListener('places_changed', function() {</text:p>
      <text:p text:style-name="P10"><text:s text:c="4"/>var places = searchBox.getPlaces();</text:p>
      <text:p text:style-name="P10"/>
      <text:p text:style-name="P10"><text:s text:c="4"/>if (places.length == 0) {</text:p>
      <text:p text:style-name="P10"><text:s text:c="6"/>return;</text:p>
      <text:p text:style-name="P10"><text:s text:c="4"/>}</text:p>
      <text:p text:style-name="P10"/>
      <text:p text:style-name="P10"><text:s text:c="4"/>// Clear out the old markers.</text:p>
      <text:p text:style-name="P10"><text:s text:c="4"/>markers.forEach(function(marker) {</text:p>
      <text:p text:style-name="P10"><text:s text:c="6"/>marker.setMap(null);</text:p>
      <text:p text:style-name="P10"><text:s text:c="4"/>});</text:p>
      <text:p text:style-name="P10"><text:s text:c="4"/>markers = [];</text:p>
      <text:p text:style-name="P10"/>
      <text:p text:style-name="P10"><text:s text:c="4"/>// For each place, get the icon, name and location.</text:p>
      <text:p text:style-name="P10"><text:s text:c="4"/>var bounds = new google.maps.LatLngBounds();</text:p>
      <text:p text:style-name="P10"><text:s text:c="4"/>places.forEach(function(place) {</text:p>
      <text:p text:style-name="P10"><text:s text:c="6"/>console.log(place);</text:p>
      <text:p text:style-name="P10"><text:s text:c="6"/>if (!place.geometry) {</text:p>
      <text:p text:style-name="P10"><text:s text:c="8"/>console.log("Returned place contains no geometry");</text:p>
      <text:p text:style-name="P10"><text:s text:c="8"/>return;</text:p>
      <text:p text:style-name="P10"><text:s text:c="6"/>}</text:p>
      <text:p text:style-name="P10"><text:s text:c="6"/>var icon = {</text:p>
      <text:p text:style-name="P10"><text:s text:c="8"/>url: place.icon,</text:p>
      <text:p text:style-name="P10"><text:s text:c="8"/>size: new google.maps.Size(71, 71),</text:p>
      <text:p text:style-name="P10"><text:s text:c="8"/>origin: new google.maps.Point(0, 0),</text:p>
      <text:p text:style-name="P10"><text:s text:c="8"/>anchor: new google.maps.Point(17, 34),</text:p>
      <text:p text:style-name="P10"><text:s text:c="8"/>scaledSize: new google.maps.Size(25, 25)</text:p>
      <text:p text:style-name="P10"><text:s text:c="6"/>};</text:p>
      <text:p text:style-name="P10"/>
      <text:p text:style-name="P10"><text:s text:c="6"/>// Create a marker for each place.</text:p>
      <text:p text:style-name="P10"><text:s text:c="6"/>markers.push(new google.maps.Marker({</text:p>
      <text:p text:style-name="P10"><text:s text:c="8"/>map: map,</text:p>
      <text:p text:style-name="P10"><text:s text:c="8"/>icon: icon,</text:p>
      <text:p text:style-name="P10"><text:s text:c="8"/>title: place.name,</text:p>
      <text:p text:style-name="P10"><text:s text:c="8"/>position: place.geometry.location,</text:p>
      <text:p text:style-name="P10"><text:s text:c="8"/>info:`${place.formatted_address} <text:s/>&lt;br&gt;${place.photos[0].html_attributions[0]}`</text:p>
      <text:p text:style-name="P10"><text:s text:c="6"/>}));</text:p>
      <text:p text:style-name="P10"><text:s text:c="6"/>markers.forEach(function(mk){</text:p>
      <text:p text:style-name="P10"/>
      <text:p text:style-name="P10"><text:s text:c="8"/>google.maps.event.addListener(mk, 'click', function(){</text:p>
      <text:p text:style-name="P10"><text:s text:c="12"/>console.log('clicked');</text:p>
      <text:p text:style-name="P10"><text:s text:c="10"/>if(open){</text:p>
      <text:p text:style-name="P10"><text:s text:c="12"/>infowindow.close();</text:p>
      <text:p text:style-name="P10"><text:s text:c="12"/>open=false;</text:p>
      <text:p text:style-name="P10"><text:s text:c="10"/>}</text:p>
      <text:p text:style-name="P10"><text:s text:c="10"/>infowindow = new google.maps.InfoWindow({</text:p>
      <text:p text:style-name="P10"><text:s text:c="5"/>content: mk.info</text:p>
      <text:p text:style-name="P10"><text:s text:c="3"/>});</text:p>
      <text:p text:style-name="P10"><text:s text:c="3"/>infowindow.open(map,mk);</text:p>
      <text:p text:style-name="P10"><text:soft-page-break/><text:s text:c="3"/>open=true;</text:p>
      <text:p text:style-name="P10"><text:s/>});</text:p>
      <text:p text:style-name="P10">});</text:p>
      <text:p text:style-name="P10"/>
      <text:p text:style-name="P10"><text:s text:c="6"/>if (place.geometry.viewport) {</text:p>
      <text:p text:style-name="P10"><text:s text:c="8"/>// Only geocodes have viewport.</text:p>
      <text:p text:style-name="P10"><text:s text:c="8"/>bounds.union(place.geometry.viewport);</text:p>
      <text:p text:style-name="P10"><text:s text:c="6"/>} else {</text:p>
      <text:p text:style-name="P10"><text:s text:c="8"/>bounds.extend(place.geometry.location);</text:p>
      <text:p text:style-name="P10"><text:s text:c="6"/>}</text:p>
      <text:p text:style-name="P10"><text:s text:c="4"/>});</text:p>
      <text:p text:style-name="P10"><text:s text:c="4"/>map.fitBounds(bounds);</text:p>
      <text:p text:style-name="P10"><text:s text:c="2"/>});</text:p>
      <text:p text:style-name="P10"/>
      <text:p text:style-name="P10"/>
      <text:p text:style-name="P10"/>
      <text:p text:style-name="P10"/>
      <text:p text:style-name="P10">}</text:p>
      <text:p text:style-name="P10"/>
      <text:p text:style-name="P10"/>
      <text:p text:style-name="P10"><text:s text:c="8"/>// Create the search box and link it to the UI element.</text:p>
      <text:p text:style-name="P10"/>
      <text:p text:style-name="P10"/>
      <text:p text:style-name="P10"><text:s text:c="8"/>$(document).ready(function(){</text:p>
      <text:p text:style-name="P10"><text:s text:c="8"/>map_id = document.getElementById('map');</text:p>
      <text:p text:style-name="P10"><text:s text:c="8"/>initAutocomplete();</text:p>
      <text:p text:style-name="P10"><text:s text:c="8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monospace" svg:font-family="monospace"/>
    <style:font-face style:name="Calibri" svg:font-family="Calibri" style:font-family-generic="swiss"/>
    <style:font-face style:name="FreeSans1" svg:font-family="FreeSans" style:font-family-generic="swiss"/>
    <style:font-face style:name="monospace1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3:46:32.251451650</meta:creation-date>
    <dc:date>2018-03-20T11:57:15.758808899</dc:date>
    <meta:editing-duration>PT2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41" meta:word-count="410" meta:character-count="4543" meta:non-whitespace-character-count="3659"/>
  </office:meta>
</office:document-meta>
</file>